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Valeurs de l'entreprise Link Infinit</text:span><text:s/>:</text:p>
      <text:p text:style-name="Normal"><text:span text:style-name="T3">Innovation</text:span><text:s/>(proposer de nouveaux produits),<text:s/></text:p>
      <text:p text:style-name="Normal"><text:span text:style-name="T4">Ethique<text:s/></text:span>(pratiques sociales, environnementales et économiques et ce, parallèlement à la recherche de performances),</text:p>
      <text:p text:style-name="Normal"><text:s/><text:span text:style-name="T5">Respect</text:span><text:s/>(environnement, client)</text:p>
      <text:p text:style-name="Normal"><text:span text:style-name="T6">Type d'organisme :</text:span><text:s/></text:p>
      <text:p text:style-name="Normal">A but<text:s/>lucratif</text:p>
      <text:p text:style-name="P7">Status<text:s/>de l’entreprise<text:s/>:<text:s/></text:p>
      <text:p text:style-name="Normal">SCOP société coopérative, exerce son activité dans tous les domaines (société dont les salariés sont les associés majoritaires).</text:p>
      <text:p text:style-name="Normal">SARL : société à responsabilité limitée (peut être créée avec peu de capitaux : le montant du capital social est fixé librement par les associés, La responsabilité des associés est limitée au montant de leur apport)</text:p>
      <text:p text:style-name="Normal"/>
      <text:p text:style-name="P8">Etude de l’existant :<text:s/></text:p>
      <text:p text:style-name="Normal">-Concurrence : Starlink<text:s/></text:p>
      <text:p text:style-name="Normal">-Etude de l’existant : Starlink (satellites), internet via les câbles<text:s/></text:p>
      <text:p text:style-name="Normal">-Plus Valus : connexion rapide, pas chère</text:p>
      <text:p text:style-name="Normal">-Faiblesse : milieu avec de la concurrence</text:p>
      <text:p text:style-name="Normal"/>
      <text:p text:style-name="P9">Business Plan :<text:s/></text:p>
      <text:p text:style-name="Normal"><text:tab/>-Contexte : entreprise qui crée des satellites de connexion haut débit<text:s/></text:p>
      <text:p text:style-name="Normal"><text:tab/>-Cibles : Population, Grand Public, Entreprises</text:p>
      <text:p text:style-name="Normal"><text:tab/>-Stratégie : Proposez une connexion très haut débit pour naviguer sur internet en tout anonymat</text:p>
      <text:p text:style-name="Normal"><text:tab/>-Equipe : 4 membres</text:p>
      <text:p text:style-name="Normal"><text:tab/>-Mode de financement : autofinancement, capitaux propres</text:p>
      <text:p text:style-name="Normal"><text:tab/>-Plan d’évolution : Devenir l'un des plus grand fournisseurs internet dans le monde<text:s/></text:p>
      <text:p text:style-name="Normal"><text:tab/>-Retour sur investissement : (bénéfice - coûts) /coûts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naud Pajany</meta:initial-creator>
    <dc:creator>Arnaud Pajany</dc:creator>
    <meta:creation-date>2024-01-15T18:22:00Z</meta:creation-date>
    <dc:date>2024-01-15T18:33:00Z</dc:date>
    <meta:template xlink:href="Normal" xlink:type="simple"/>
    <meta:editing-cycles>1</meta:editing-cycles>
    <meta:editing-duration>PT660S</meta:editing-duration>
    <meta:document-statistic meta:page-count="1" meta:paragraph-count="2" meta:word-count="200" meta:character-count="1303" meta:row-count="9" meta:non-whitespace-character-count="1105"/>
  </office:meta>
</office:document-meta>
</file>